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 style:font-pitch="variable"/>
    <style:font-face style:name="Annapurna SIL" svg:font-family="'Annapurna SIL'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F" svg:font-family="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1b007c" officeooo:paragraph-rsid="001b007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b007c" officeooo:paragraph-rsid="001b007c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 style:font-pitch="variable"/>
    <style:font-face style:name="Annapurna SIL" svg:font-family="'Annapurna SIL'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F" svg:font-family="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1b007c" officeooo:paragraph-rsid="001b007c" style:font-size-asian="14pt" style:font-weight-asian="bold" style:font-size-complex="14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SECURE <text:s/>HEALTHCARE DATA TRANSFER SYSTE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23:32:52.856475983</meta:creation-date>
    <dc:date>2023-08-15T23:40:57.807597861</dc:date>
    <meta:editing-duration>PT8M12S</meta:editing-duration>
    <meta:editing-cycles>3</meta:editing-cycles>
    <meta:generator>LibreOffice/7.5.2.2$Linux_X86_64 LibreOffice_project/50$Build-2</meta:generator>
    <meta:document-statistic meta:table-count="0" meta:image-count="0" meta:object-count="0" meta:page-count="1" meta:paragraph-count="1" meta:word-count="5" meta:character-count="39" meta:non-whitespace-character-count="34"/>
  </office:meta>
</office:document-meta>
</file>